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Langenburg 4</text:p>
          </table:table-cell>
          <table:table-cell office:value-type="string">
            <text:p>KE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ngenburg 2</text:p>
          </table:table-cell>
          <table:table-cell office:value-type="string">
            <text:p>KE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vary Temple 1</text:p>
          </table:table-cell>
          <table:table-cell office:value-type="string">
            <text:p>KE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Jenna Wastete</text:p>
          </table:table-cell>
          <table:table-cell office:value-type="string">
            <text:p>Langenburg 4</text:p>
          </table:table-cell>
          <table:table-cell office:value-type="string">
            <text:p>K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thany McGregor</text:p>
          </table:table-cell>
          <table:table-cell office:value-type="string">
            <text:p>Langenburg 4</text:p>
          </table:table-cell>
          <table:table-cell office:value-type="string">
            <text:p>K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manda Waldherr</text:p>
          </table:table-cell>
          <table:table-cell office:value-type="string">
            <text:p>Langenburg 4</text:p>
          </table:table-cell>
          <table:table-cell office:value-type="string">
            <text:p>K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die Rumancik</text:p>
          </table:table-cell>
          <table:table-cell office:value-type="string">
            <text:p>Langenburg 4</text:p>
          </table:table-cell>
          <table:table-cell office:value-type="string">
            <text:p>K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4</text:p>
          </table:table-cell>
          <table:table-cell office:value-type="string">
            <text:p>K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ariah Jenken</text:p>
          </table:table-cell>
          <table:table-cell office:value-type="string">
            <text:p>Langenburg 2</text:p>
          </table:table-cell>
          <table:table-cell office:value-type="string">
            <text:p>K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mma Bustin</text:p>
          </table:table-cell>
          <table:table-cell office:value-type="string">
            <text:p>Langenburg 2</text:p>
          </table:table-cell>
          <table:table-cell office:value-type="string">
            <text:p>K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aanna Kutcher #</text:p>
          </table:table-cell>
          <table:table-cell office:value-type="string">
            <text:p>Langenburg 2</text:p>
          </table:table-cell>
          <table:table-cell office:value-type="string">
            <text:p>K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ctavia Steuert</text:p>
          </table:table-cell>
          <table:table-cell office:value-type="string">
            <text:p>Langenburg 2</text:p>
          </table:table-cell>
          <table:table-cell office:value-type="string">
            <text:p>K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ngenburg 2</text:p>
          </table:table-cell>
          <table:table-cell office:value-type="string">
            <text:p>K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dam Danko</text:p>
          </table:table-cell>
          <table:table-cell office:value-type="string">
            <text:p>Calvary Temple 1</text:p>
          </table:table-cell>
          <table:table-cell office:value-type="string">
            <text:p>K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rson Wiebe #</text:p>
          </table:table-cell>
          <table:table-cell office:value-type="string">
            <text:p>Calvary Temple 1</text:p>
          </table:table-cell>
          <table:table-cell office:value-type="string">
            <text:p>K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cia Beaulieu</text:p>
          </table:table-cell>
          <table:table-cell office:value-type="string">
            <text:p>Calvary Temple 1</text:p>
          </table:table-cell>
          <table:table-cell office:value-type="string">
            <text:p>K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E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6:29.99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